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37d" officeooo:paragraph-rsid="000e7efe"/>
    </style:style>
    <style:style style:name="P2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0e7efe" style:font-size-asian="16pt" style:font-size-complex="16pt"/>
    </style:style>
    <style:style style:name="P3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0ca37d" officeooo:paragraph-rsid="000e7efe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0e7efe"/>
    </style:style>
    <style:style style:name="P5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0f9bf9" officeooo:paragraph-rsid="000fee8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f9bf9" officeooo:paragraph-rsid="000fee82"/>
    </style:style>
    <style:style style:name="P7" style:family="paragraph" style:parent-style-name="Standard">
      <style:paragraph-properties fo:line-height="130%" fo:text-align="center" style:justify-single-word="false"/>
      <style:text-properties fo:font-size="16pt" officeooo:rsid="000f9bf9" officeooo:paragraph-rsid="000fee82" style:font-size-asian="16pt" style:font-size-complex="16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rsid="000f9bf9" officeooo:paragraph-rsid="000fee82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5.071cm" fo:min-width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Viverei</text:span><text:tab/>Felipe Magalhães [ 15 ]</text:p>
      <text:p text:style-name="P6"><text:s text:c="2"/></text:p>
      <text:p text:style-name="P7">Olho para o céu,</text:p>
      <text:p text:style-name="P7">Vejo o sol brilhar,</text:p>
      <text:p text:style-name="P7">Abro o meu coração</text:p>
      <text:p text:style-name="P7"/>
      <text:p text:style-name="P7">Eu quero ser fiel,</text:p>
      <text:p text:style-name="P7">Em tudo Te agradar,</text:p>
      <text:p text:style-name="P7">Andar em Tuas mãos</text:p>
      <text:p text:style-name="P7"/>
      <text:p text:style-name="P7">O que tenho não é meu,</text:p>
      <text:p text:style-name="P7">Entreguei a Ti Senhor</text:p>
      <text:p text:style-name="P7">Tudo para o Teu louvor</text:p>
      <text:p text:style-name="P7"/>
      <text:p text:style-name="P7">Os sonhos que sonhei,</text:p>
      <text:p text:style-name="P7">A fé que me alcançou,</text:p>
      <text:p text:style-name="P7">Mostram-me Senhor</text:p>
      <text:p text:style-name="P7"/>
      <text:p text:style-name="P7"><draw:custom-shape text:anchor-type="paragraph" draw:z-index="0" draw:style-name="gr1" draw:text-style-name="P9" svg:width="0.583cm" svg:height="5.07cm" svg:x="10.253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Viverei os Teus sonhos,</text:p>
      <text:p text:style-name="P7"><draw:frame text:anchor-type="paragraph" draw:z-index="1" draw:style-name="gr2" draw:text-style-name="P11" svg:width="0.53cm" svg:height="2.558cm" svg:x="11.021cm" svg:y="0.439cm"><draw:text-box><text:p text:style-name="P10">2x</text:p><text:p text:style-name="P10">F</text:p><text:p text:style-name="P10">I</text:p><text:p text:style-name="P10">N</text:p><text:p text:style-name="P10">A</text:p><text:p text:style-name="P10">L</text:p></draw:text-box></draw:frame>Cumprirei os Teus planos</text:p>
      <text:p text:style-name="P7">O tempo da promessa chegou</text:p>
      <text:p text:style-name="P7">Seguirei tua palavra,</text:p>
      <text:p text:style-name="P7">Minha vida declara</text:p>
      <text:p text:style-name="P5">Que eu sou Teu Senhor</text:p>
      <text:p text:style-name="P6"><text:span text:style-name="T1">Viverei</text:span><text:tab/>Felipe Magalhães [ 15 ]</text:p>
      <text:p text:style-name="P6"><text:s text:c="2"/></text:p>
      <text:p text:style-name="P7">Olho para o céu,</text:p>
      <text:p text:style-name="P7">Vejo o sol brilhar,</text:p>
      <text:p text:style-name="P7">Abro o meu coração</text:p>
      <text:p text:style-name="P7"/>
      <text:p text:style-name="P7">Eu quero ser fiel,</text:p>
      <text:p text:style-name="P7">Em tudo Te agradar,</text:p>
      <text:p text:style-name="P7">Andar em Tuas mãos</text:p>
      <text:p text:style-name="P7"/>
      <text:p text:style-name="P7">O que tenho não é meu,</text:p>
      <text:p text:style-name="P7">Entreguei a Ti Senhor</text:p>
      <text:p text:style-name="P7">Tudo para o Teu louvor</text:p>
      <text:p text:style-name="P7"/>
      <text:p text:style-name="P7">Os sonhos que sonhei,</text:p>
      <text:p text:style-name="P7">A fé que me alcançou,</text:p>
      <text:p text:style-name="P7">Mostram-me Senhor</text:p>
      <text:p text:style-name="P7"/>
      <text:p text:style-name="P7"><draw:custom-shape text:anchor-type="paragraph" draw:z-index="2" draw:style-name="gr1" draw:text-style-name="P9" svg:width="0.583cm" svg:height="5.07cm" svg:x="10.253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Viverei os Teus sonhos,</text:p>
      <text:p text:style-name="P7"><draw:frame text:anchor-type="paragraph" draw:z-index="3" draw:style-name="gr2" draw:text-style-name="P11" svg:width="0.53cm" svg:height="2.558cm" svg:x="11.021cm" svg:y="0.439cm"><draw:text-box><text:p text:style-name="P10">2x</text:p><text:p text:style-name="P10">F</text:p><text:p text:style-name="P10">I</text:p><text:p text:style-name="P10">N</text:p><text:p text:style-name="P10">A</text:p><text:p text:style-name="P10">L</text:p></draw:text-box></draw:frame>Cumprirei os Teus planos</text:p>
      <text:p text:style-name="P7">O tempo da promessa chegou</text:p>
      <text:p text:style-name="P7">Seguirei tua palavra,</text:p>
      <text:p text:style-name="P7">Minha vida declara</text:p>
      <text:p text:style-name="P5">Que eu sou Teu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5:23.808595563</dc:date>
    <meta:editing-cycles>9</meta:editing-cycles>
    <meta:editing-duration>PT16M26S</meta:editing-duration>
    <meta:generator>LibreOffice/4.4.6.3$Linux_X86_64 LibreOffice_project/40m0$Build-3</meta:generator>
    <meta:document-statistic meta:table-count="0" meta:image-count="0" meta:object-count="0" meta:page-count="1" meta:paragraph-count="40" meta:word-count="160" meta:character-count="796" meta:non-whitespace-character-count="670"/>
  </office:meta>
</office:document-meta>
</file>